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1.6215in"/>
    </style:style>
    <style:style style:name="TableColumn6" style:family="table-column">
      <style:table-column-properties style:column-width="2.9902in"/>
    </style:style>
    <style:style style:name="TableColumn7" style:family="table-column">
      <style:table-column-properties style:column-width="2.3062in"/>
    </style:style>
    <style:style style:name="Table4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Traffic Project</text:p>
      <text:p text:style-name="P2">Problem statement:</text:p>
      <text:p text:style-name="Textbody">For a given budget, how fast can we make peoples commute from Frederick County to D.C. using trains and autonomous road vehicles<text:s/></text:p>
      <text:p text:style-name="Textbody"/>
      <text:p text:style-name="P3">Classes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Class</text:p>
          </table:table-cell>
          <table:table-cell table:style-name="TableCell10">
            <text:p text:style-name="Normal">Methods</text:p>
          </table:table-cell>
          <table:table-cell table:style-name="TableCell11">
            <text:p text:style-name="Normal">Variables</text:p>
          </table:table-cell>
        </table:table-row>
        <table:table-row table:style-name="TableRow12">
          <table:table-cell table:style-name="TableCell13">
            <text:p text:style-name="Normal">Commuter</text:p>
          </table:table-cell>
          <table:table-cell table:style-name="TableCell14">
            <text:p text:style-name="Normal"/>
          </table:table-cell>
          <table:table-cell table:style-name="TableCell15">
            <text:p text:style-name="Normal">TransitNode destination;</text:p>
            <text:p text:style-name="Normal">TransitNode currentLocation;</text:p>
            <text:p text:style-name="Normal">Float startTime;</text:p>
            <text:p text:style-name="Normal">Float endTime;</text:p>
            <text:p text:style-name="Normal">Float travelDistance;</text:p>
          </table:table-cell>
        </table:table-row>
        <table:table-row table:style-name="TableRow16">
          <table:table-cell table:style-name="TableCell17">
            <text:p text:style-name="Normal">TransitNode</text:p>
          </table:table-cell>
          <table:table-cell table:style-name="TableCell18">
            <text:p text:style-name="Normal">Public List&lt;TransitNode&gt; getConnectedNodes(){</text:p>
            <text:p text:style-name="Normal">//Loop through the TransitConnection list storing the connected nodes in another list as the output</text:p>
            <text:p text:style-name="Normal">}</text:p>
            <text:p text:style-name="Normal">Public void addConnection (TransitNode){}</text:p>
            <text:p text:style-name="Normal">Public void reciveCommuters (TransitVehicle vehicle){</text:p>
            <text:p text:style-name="Normal">//Unpacks the vehicle and puts the commuters in their respective TransitConnection queue</text:p>
            <text:p text:style-name="Normal">}</text:p>
            <text:p text:style-name="Normal"/>
            <text:p text:style-name="Normal">Public String toCSVLine(){</text:p>
            <text:p text:style-name="Normal">//”ID, transitConnectionToCSV, transitConnectionToCSV \n”</text:p>
            <text:p text:style-name="Normal">}</text:p>
          </table:table-cell>
          <table:table-cell table:style-name="TableCell19">
            <text:p text:style-name="Normal">String nodeID;</text:p>
            <text:p text:style-name="Normal">List&lt;TransitConnection&gt; connectedNodes;</text:p>
            <text:p text:style-name="Normal"/>
          </table:table-cell>
        </table:table-row>
        <table:table-row table:style-name="TableRow20">
          <table:table-cell table:style-name="TableCell21">
            <text:p text:style-name="Normal">TransitConnection (private class of TransitNode)</text:p>
          </table:table-cell>
          <table:table-cell table:style-name="TableCell22">
            <text:p text:style-name="Normal">The constructor</text:p>
            <text:p text:style-name="Normal">String toCSV(){</text:p>
            <text:p text:style-name="Normal">//”connectedNodeID, Distance, travelTime”</text:p>
            <text:p text:style-name="Normal">}</text:p>
          </table:table-cell>
          <table:table-cell table:style-name="TableCell23">
            <text:p text:style-name="Normal">TransitNode connectedNode;</text:p>
            <text:p text:style-name="Normal">Queue exitQueue;</text:p>
            <text:p text:style-name="Normal">Float Distance;</text:p>
            <text:p text:style-name="Normal">Float travelTime;</text:p>
          </table:table-cell>
        </table:table-row>
        <table:table-row table:style-name="TableRow24">
          <table:table-cell table:style-name="TableCell25">
            <text:p text:style-name="Normal">TransitMap</text:p>
          </table:table-cell>
          <table:table-cell table:style-name="TableCell26">
            <text:p text:style-name="Normal">Public void addNode(TransitNode node){}</text:p>
            <text:p text:style-name="Normal">Public void linkNode (TransitNode node1, TransitNode node2){}</text:p>
            <text:p text:style-name="Normal"/>
            <text:p text:style-name="Normal">Public void saveNodesToCSV(){}</text:p>
            <text:p text:style-name="Normal">Public void loadNodesToCSV(){}</text:p>
          </table:table-cell>
          <table:table-cell table:style-name="TableCell27">
            <text:p text:style-name="Normal">List&lt;TransitNode&gt; nodes;</text:p>
          </table:table-cell>
        </table:table-row>
        <text:soft-page-break/>
        <table:table-row table:style-name="TableRow28">
          <table:table-cell table:style-name="TableCell29">
            <text:p text:style-name="Normal">TransitVehicle</text:p>
          </table:table-cell>
          <table:table-cell table:style-name="TableCell30">
            <text:p text:style-name="Normal">Public Boolean addCommuter (Commuter commuter)</text:p>
          </table:table-cell>
          <table:table-cell table:style-name="TableCell31">
            <text:p text:style-name="Normal">Int maxRiders;</text:p>
            <text:p text:style-name="Normal">List&lt;Commuter&gt; riders;</text:p>
          </table:table-cell>
        </table:table-row>
        <table:table-row table:style-name="TableRow32">
          <table:table-cell table:style-name="TableCell33">
            <text:p text:style-name="Normal">SimulationEngine</text:p>
          </table:table-cell>
          <table:table-cell table:style-name="TableCell34">
            <text:p text:style-name="Normal">Public void init(){}</text:p>
            <text:p text:style-name="Normal">Public void advanceTime(){}</text:p>
          </table:table-cell>
          <table:table-cell table:style-name="TableCell35">
            <text:p text:style-name="Normal">Float currentTime;</text:p>
            <text:p text:style-name="Normal">List&lt;Commuter&gt; finishedCommuters;</text:p>
          </table:table-cell>
        </table:table-row>
        <table:table-row table:style-name="TableRow36">
          <table:table-cell table:style-name="TableCell37">
            <text:p text:style-name="Normal">MultiServerQueue</text:p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Normal">ArrivalProcess</text:p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</table:table-row>
        <table:table-row table:style-name="TableRow44">
          <table:table-cell table:style-name="TableCell45">
            <text:p text:style-name="Normal">CSVConversion</text:p>
          </table:table-cell>
          <table:table-cell table:style-name="TableCell46">
            <text:p text:style-name="Normal">Public<text:s/>static<text:s/>void stringToFile<text:s/>(String string){}</text:p>
            <text:p text:style-name="Normal">Public<text:s/>static<text:s/>String fileToString(){}</text:p>
          </table:table-cell>
          <table:table-cell table:style-name="TableCell47">
            <text:p text:style-name="Normal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Burgett746</dc:creator>
    <meta:creation-date>2025-10-08T16:43:00Z</meta:creation-date>
    <dc:date>2025-10-29T19:36:00Z</dc:date>
    <meta:template xlink:href="Normal" xlink:type="simple"/>
    <meta:editing-cycles>11</meta:editing-cycles>
    <meta:editing-duration>PT10800S</meta:editing-duration>
    <meta:document-statistic meta:page-count="2" meta:paragraph-count="3" meta:word-count="236" meta:character-count="1579" meta:row-count="11" meta:non-whitespace-character-count="1346"/>
  </office:meta>
</office:document-meta>
</file>